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etaluma Script" svg:font-family="'Petaluma Script'" style:font-pitch="variable"/>
    <style:font-face style:name="Petaluma Script1" svg:font-family="'Petaluma Script'" style:font-adornments="Normal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="" draw:marker-start-width="0.35cm" draw:marker-end-width="0.35cm" draw:fill="none" draw:textarea-horizontal-align="justify" draw:textarea-vertical-align="top" draw:auto-grow-height="false" fo:min-height="3.506cm" fo:min-width="2.784cm" fo:padding-top="0.175cm" fo:padding-bottom="0.175cm" fo:padding-left="0.3cm" fo:padding-right="0.3cm" draw:shadow="hidden" style:writing-mode="lr-tb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639cm" fo:min-width="1.25cm"/>
    </style:style>
    <style:style style:name="gr3" style:family="graphic" style:parent-style-name="standard">
      <style:graphic-properties svg:stroke-width="0.1cm" svg:stroke-color="#000000" draw:marker-start="" draw:marker-start-width="0.35cm" draw:marker-end-width="0.35cm" draw:fill="none" draw:textarea-horizontal-align="justify" draw:textarea-vertical-align="top" draw:auto-grow-height="false" fo:min-height="3.508cm" fo:min-width="2.784cm" fo:padding-top="0.175cm" fo:padding-bottom="0.175cm" fo:padding-left="0.3cm" fo:padding-right="0.3cm" draw:shadow="hidden" style:writing-mode="lr-tb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64cm" fo:min-width="1.25cm"/>
    </style:style>
    <style:style style:name="gr5" style:family="graphic" style:parent-style-name="standard">
      <style:graphic-properties draw:textarea-horizontal-align="justify" draw:textarea-vertical-align="middle" draw:auto-grow-height="false" fo:min-height="0.638cm" fo:min-width="1.25cm"/>
    </style:style>
    <style:style style:name="gr6" style:family="graphic" style:parent-style-name="standard">
      <style:graphic-properties svg:stroke-width="0.1cm" svg:stroke-color="#000000" draw:marker-start="" draw:marker-start-width="0.35cm" draw:marker-end-width="0.35cm" draw:fill="none" draw:textarea-horizontal-align="justify" draw:textarea-vertical-align="middle" draw:auto-grow-height="false" fo:min-height="1.23cm" fo:min-width="7.98cm" fo:padding-top="0.175cm" fo:padding-bottom="0.175cm" fo:padding-left="0.3cm" fo:padding-right="0.3cm" draw:shadow="hidden" style:writing-mode="lr-tb"/>
      <style:paragraph-properties style:writing-mode="lr-tb"/>
    </style:style>
    <style:style style:name="gr7" style:family="graphic" style:parent-style-name="standard">
      <style:graphic-properties svg:stroke-width="0.1cm" svg:stroke-color="#000000" draw:marker-start="" draw:marker-start-width="0.35cm" draw:marker-end-width="0.35cm" draw:fill="none" draw:textarea-horizontal-align="justify" draw:textarea-vertical-align="top" draw:auto-grow-height="false" fo:min-height="8.674cm" fo:min-width="17.424cm" fo:padding-top="0.175cm" fo:padding-bottom="0.175cm" fo:padding-left="0.3cm" fo:padding-right="0.3cm" draw:shadow="hidden" style:writing-mode="lr-tb"/>
      <style:paragraph-properties style:writing-mode="lr-tb"/>
    </style:style>
    <style:style style:name="gr8" style:family="graphic" style:parent-style-name="standard">
      <style:graphic-properties svg:stroke-width="0.1cm" svg:stroke-color="#000000" draw:marker-start="" draw:marker-start-width="0.35cm" draw:marker-end-width="0.35cm" draw:fill="none" draw:textarea-horizontal-align="justify" draw:textarea-vertical-align="top" draw:auto-grow-height="false" fo:min-height="1.682cm" fo:min-width="2.932cm" fo:padding-top="0.175cm" fo:padding-bottom="0.175cm" fo:padding-left="0.3cm" fo:padding-right="0.3cm" draw:shadow="hidden" style:writing-mode="lr-tb"/>
      <style:paragraph-properties style:writing-mode="lr-tb"/>
    </style:style>
    <style:style style:name="gr9" style:family="graphic" style:parent-style-name="standard">
      <style:graphic-properties svg:stroke-width="0.1cm" svg:stroke-color="#000000" draw:marker-start="" draw:marker-start-width="0.35cm" draw:marker-end-width="0.35cm" draw:fill="none" draw:textarea-horizontal-align="justify" draw:textarea-vertical-align="top" draw:auto-grow-height="false" fo:min-height="9.65cm" fo:min-width="8.65cm" fo:padding-top="0.175cm" fo:padding-bottom="0.175cm" fo:padding-left="0.3cm" fo:padding-right="0.3cm" draw:shadow="hidden" style:writing-mode="lr-tb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draw:stroke="soli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textarea-horizontal-align="justify" draw:textarea-vertical-align="middle" draw:auto-grow-height="false" fo:min-height="0.75cm" fo:min-width="2.25cm"/>
      <style:paragraph-properties style:writing-mode="lr-tb"/>
    </style:style>
    <style:style style:name="gr13" style:family="graphic" style:parent-style-name="standard">
      <style:graphic-properties svg:stroke-width="0.1cm" svg:stroke-color="#000000" draw:marker-start="" draw:marker-start-width="0.35cm" draw:marker-end-width="0.35cm" draw:fill="none" draw:textarea-horizontal-align="justify" draw:textarea-vertical-align="top" draw:auto-grow-height="false" fo:min-height="6.512cm" fo:min-width="5.04cm" fo:padding-top="0.175cm" fo:padding-bottom="0.175cm" fo:padding-left="0.3cm" fo:padding-right="0.3cm" draw:shadow="hidden" style:writing-mode="lr-tb"/>
      <style:paragraph-properties style:writing-mode="lr-tb"/>
    </style:style>
    <style:style style:name="gr14" style:family="graphic" style:parent-style-name="standard">
      <style:graphic-properties svg:stroke-width="0.1cm" svg:stroke-color="#000000" draw:marker-start="" draw:marker-start-width="0.35cm" draw:marker-end-width="0.35cm" draw:fill="none" draw:textarea-horizontal-align="justify" draw:textarea-vertical-align="top" draw:auto-grow-height="false" fo:min-height="3.486cm" fo:min-width="10.236cm" fo:padding-top="0.175cm" fo:padding-bottom="0.175cm" fo:padding-left="0.3cm" fo:padding-right="0.3cm" draw:shadow="hidden" style:writing-mode="lr-tb"/>
      <style:paragraph-properties style:writing-mode="lr-tb"/>
    </style:style>
    <style:style style:name="gr15" style:family="graphic" style:parent-style-name="standard">
      <style:graphic-properties svg:stroke-width="0.1cm" svg:stroke-color="#000000" draw:marker-start="" draw:marker-start-width="0.35cm" draw:marker-end-width="0.35cm" draw:fill="none" draw:textarea-horizontal-align="justify" draw:textarea-vertical-align="top" draw:auto-grow-height="false" fo:min-height="16.75cm" fo:min-width="16.55cm" fo:padding-top="0.175cm" fo:padding-bottom="0.175cm" fo:padding-left="0.3cm" fo:padding-right="0.3cm" draw:shadow="hidden" style:writing-mode="lr-tb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53cm"/>
      <style:paragraph-properties style:writing-mode="lr-tb"/>
    </style:style>
    <style:style style:name="co1" style:family="table-column">
      <style:table-column-properties style:column-width="1.626cm" style:use-optimal-column-width="false"/>
    </style:style>
    <style:style style:name="co2" style:family="table-column">
      <style:table-column-properties style:column-width="1.624cm" style:use-optimal-column-width="false"/>
    </style:style>
    <style:style style:name="co3" style:family="table-column">
      <style:table-column-properties style:column-width="1.346cm" style:use-optimal-column-width="false"/>
    </style:style>
    <style:style style:name="co4" style:family="table-column">
      <style:table-column-properties style:column-width="4.669cm" style:use-optimal-column-width="false"/>
    </style:style>
    <style:style style:name="co5" style:family="table-column">
      <style:table-column-properties style:column-width="3.07cm" style:use-optimal-column-width="false"/>
    </style:style>
    <style:style style:name="co6" style:family="table-column">
      <style:table-column-properties style:column-width="3.066cm" style:use-optimal-column-width="false"/>
    </style:style>
    <style:style style:name="co7" style:family="table-column">
      <style:table-column-properties style:column-width="3.069cm" style:use-optimal-column-width="false"/>
    </style:style>
    <style:style style:name="ro1" style:family="table-row">
      <style:table-row-properties style:row-height="0.956cm" style:use-optimal-row-height="false"/>
    </style:style>
    <style:style style:name="ro2" style:family="table-row">
      <style:table-row-properties style:row-height="1.412cm" style:use-optimal-row-height="false"/>
    </style:style>
    <style:style style:name="ro3" style:family="table-row">
      <style:table-row-properties style:row-height="0.99cm" style:use-optimal-row-height="false"/>
    </style:style>
    <style:style style:name="ro4" style:family="table-row">
      <style:table-row-properties style:row-height="0.991cm" style:use-optimal-row-height="false"/>
    </style:style>
    <style:style style:name="ro5" style:family="table-row">
      <style:table-row-properties style:row-height="0.93cm" style:use-optimal-row-height="false"/>
    </style:style>
    <style:style style:name="ro6" style:family="table-row">
      <style:table-row-properties style:row-height="0.929cm" style:use-optimal-row-height="false"/>
    </style:style>
    <style:style style:name="ce1" style:family="table-cell">
      <loext:graphic-properties draw:textarea-vertical-align="middle" fo:padding-top="0.2cm" fo:padding-bottom="0.2cm" fo:padding-left="0.2cm" fo:padding-right="0.2cm"/>
      <style:paragraph-properties fo:text-align="center" fo:border="0.85pt solid #000000"/>
      <style:text-properties style:font-name="Petaluma Script1" fo:font-size="15pt"/>
    </style:style>
    <style:style style:name="ce2" style:family="table-cell">
      <loext:graphic-properties draw:textarea-vertical-align="middle" fo:padding-top="0.1cm" fo:padding-bottom="0.1cm" fo:padding-left="0.1cm" fo:padding-right="0.1cm"/>
      <style:paragraph-properties fo:text-align="center" fo:border="0.85pt solid #000000"/>
      <style:text-properties style:font-name="Petaluma Script1" fo:font-size="15pt"/>
    </style:style>
    <style:style style:name="ce3" style:family="table-cell">
      <loext:graphic-properties fo:padding-top="0.2cm" fo:padding-bottom="0.2cm" fo:padding-left="0.2cm" fo:padding-right="0.2cm"/>
      <style:paragraph-properties fo:border="0.85pt solid #000000"/>
      <style:text-properties style:font-name="Petaluma Script1" fo:font-size="15pt"/>
    </style:style>
    <style:style style:name="ce4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none" fo:border-right="0.85pt solid #000000" fo:border-top="0.85pt solid #000000" fo:border-bottom="0.85pt solid #000000"/>
      <style:text-properties fo:color="#ffffff" loext:opacity="100%" loext:color-lum-mod="100%" loext:color-lum-off="0%" style:font-name="Petaluma Script1" fo:font-size="15pt" fo:text-shadow="1pt 1pt" fo:font-weight="bold" style:font-weight-asian="bold" style:font-weight-complex="bold"/>
    </style:style>
    <style:style style:name="ce5" style:family="table-cell">
      <loext:graphic-properties fo:padding-top="0.2cm" fo:padding-bottom="0.2cm" fo:padding-left="0.2cm" fo:padding-right="0.2cm"/>
      <style:paragraph-properties fo:border="none"/>
      <style:text-properties style:font-name="Petaluma Script1" fo:font-size="15pt"/>
    </style:style>
    <style:style style:name="ce6" style:family="table-cell">
      <loext:graphic-properties draw:fill="none" draw:fill-color="#000000" fo:padding-top="0.2cm" fo:padding-bottom="0.2cm" fo:padding-left="0.2cm" fo:padding-right="0.2cm"/>
      <style:paragraph-properties fo:text-align="center" fo:border="none"/>
      <style:text-properties fo:color="#ffffff" loext:opacity="100%" loext:color-lum-mod="100%" loext:color-lum-off="0%" style:font-name="Petaluma Script1" fo:font-size="15pt" fo:text-shadow="1pt 1pt" fo:font-weight="bold" style:font-weight-asian="bold" style:font-weight-complex="bold"/>
    </style:style>
    <style:style style:name="ce7" style:family="table-cell">
      <loext:graphic-properties fo:padding-top="0.2cm" fo:padding-bottom="0.2cm" fo:padding-left="0.2cm" fo:padding-right="0.2cm"/>
      <style:paragraph-properties fo:border-left="0.85pt solid #000000" fo:border-right="none" fo:border-top="0.85pt solid #000000" fo:border-bottom="0.85pt solid #000000"/>
      <style:text-properties style:font-name="Petaluma Script1" fo:font-size="15pt"/>
    </style:style>
    <style:style style:name="ce8" style:family="table-cell">
      <loext:graphic-properties draw:fill="solid" draw:fill-color="#000000" fo:padding-top="0.2cm" fo:padding-bottom="0.2cm" fo:padding-left="0.2cm" fo:padding-right="0.2cm"/>
      <style:paragraph-properties fo:text-align="center" fo:border="0.85pt solid #000000"/>
      <style:text-properties fo:color="#ffffff" loext:opacity="100%" loext:color-lum-mod="100%" loext:color-lum-off="0%" style:font-name="Petaluma Script1" fo:font-size="15pt" fo:text-shadow="1pt 1pt" fo:font-weight="bold" style:font-weight-asian="bold" style:font-weight-complex="bold"/>
    </style:style>
    <style:style style:name="P1" style:family="paragraph">
      <style:paragraph-properties fo:text-align="center"/>
      <style:text-properties style:font-name="Petaluma Script" fo:font-size="15pt" style:font-size-asian="15pt" style:font-size-complex="15pt"/>
    </style:style>
    <style:style style:name="P2" style:family="paragraph">
      <loext:graphic-properties draw:fill="none"/>
      <style:paragraph-properties fo:text-align="center" style:writing-mode="lr-tb"/>
      <style:text-properties style:font-name="Petaluma Script" fo:font-size="15pt" style:font-size-asian="15pt" style:font-size-complex="15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font-name="Petaluma Script" fo:font-size="15pt" style:font-size-asian="15pt" style:font-size-complex="15pt"/>
    </style:style>
    <style:style style:name="P5" style:family="paragraph">
      <loext:graphic-properties draw:fill="none"/>
      <style:paragraph-properties fo:text-align="start" style:writing-mode="lr-tb"/>
      <style:text-properties style:font-name="Petaluma Script" fo:font-size="15pt" style:font-size-asian="15pt" style:font-size-complex="15pt"/>
    </style:style>
    <style:style style:name="P6" style:family="paragraph">
      <style:paragraph-properties fo:text-align="center"/>
      <style:text-properties style:font-name="Petaluma Script1" fo:font-size="15pt"/>
    </style:style>
    <style:style style:name="P7" style:family="paragraph">
      <style:paragraph-properties fo:text-align="center"/>
      <style:text-properties fo:color="#ffffff" loext:opacity="100%" style:font-name="Petaluma Script1" fo:font-size="15pt" fo:text-shadow="1pt 1pt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style:text-properties style:font-name="Petaluma Script" fo:font-size="15pt" style:font-size-asian="15pt" style:font-size-complex="15pt"/>
    </style:style>
    <style:style style:name="P11" style:family="paragraph">
      <loext:graphic-properties draw:fill="none" draw:fill-color="#ffffff"/>
      <style:text-properties style:font-name="Petaluma Script" fo:font-size="15pt" style:font-size-asian="15pt" style:font-size-complex="15pt"/>
    </style:style>
    <style:style style:name="T1" style:family="text">
      <style:text-properties style:font-name="Petaluma Script" fo:font-size="15pt" style:font-size-asian="15pt" style:font-size-complex="15pt"/>
    </style:style>
    <style:style style:name="T2" style:family="text">
      <style:text-properties style:font-name="Petaluma Script1" fo:font-size="15pt"/>
    </style:style>
    <style:style style:name="T3" style:family="text">
      <style:text-properties fo:color="#ffffff" loext:opacity="100%" style:font-name="Petaluma Script1" fo:font-size="15pt"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name="Stat" draw:style-name="gr1" draw:text-style-name="P2" draw:layer="layout" svg:width="3.75cm" svg:height="4.222cm" svg:x="1cm" svg:y="1cm">
          <text:p text:style-name="P1"><text:span text:style-name="T1">Forc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75cm" svg:height="0.889cm" svg:x="2cm" svg:y="4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Stat 1" draw:style-name="gr1" draw:text-style-name="P2" draw:layer="layout" svg:width="3.75cm" svg:height="4.222cm" svg:x="5.25cm" svg:y="1cm">
          <text:p text:style-name="P1"><text:span text:style-name="T1">Intelligenc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75cm" svg:height="0.889cm" svg:x="6.25cm" svg:y="4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Stat 2" draw:style-name="gr3" draw:text-style-name="P2" draw:layer="layout" svg:width="3.75cm" svg:height="4.224cm" svg:x="1cm" svg:y="5.888cm">
          <text:p text:style-name="P1"><text:span text:style-name="T1">Dextérité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75cm" svg:height="0.89cm" svg:x="2cm" svg:y="9.2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Stat 4" draw:style-name="gr3" draw:text-style-name="P2" draw:layer="layout" svg:width="3.75cm" svg:height="4.224cm" svg:x="5.25cm" svg:y="5.887cm">
          <text:p text:style-name="P1"><text:span text:style-name="T1">Sagess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75cm" svg:height="0.89cm" svg:x="6.25cm" svg:y="9.2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Stat 6" draw:style-name="gr1" draw:text-style-name="P2" draw:layer="layout" svg:width="3.75cm" svg:height="4.222cm" svg:x="1cm" svg:y="10.778cm">
          <text:p text:style-name="P1"><text:span text:style-name="T1">Constitution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5cm" svg:height="0.888cm" svg:x="2cm" svg:y="14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Stat 8" draw:style-name="gr1" draw:text-style-name="P2" draw:layer="layout" svg:width="3.75cm" svg:height="4.222cm" svg:x="5.25cm" svg:y="10.778cm">
          <text:p text:style-name="P1"><text:span text:style-name="T1">Charism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5cm" svg:height="0.888cm" svg:x="6.25cm" svg:y="14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Stat 3" draw:style-name="gr6" draw:text-style-name="P5" draw:layer="layout" svg:width="8.75cm" svg:height="1.75cm" svg:x="10.5cm" svg:y="1cm">
          <text:p text:style-name="P4"><text:span text:style-name="T1">Nom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3.249cm" svg:height="2.367cm" svg:x="9.778cm" svg:y="3.53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"><text:span text:style-name="T2">PV</text:span></text:p>
              </table:table-cell>
              <table:table-cell table:style-name="ce2">
                <text:p text:style-name="P6"><text:span text:style-name="T2">XP</text:span></text:p>
              </table:table-cell>
            </table:table-row>
            <table:table-row table:style-name="ro2" table:default-cell-style-name="ce3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014cm" svg:height="2.97cm" svg:x="13.953cm" svg:y="3.41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1"/>
              <table:table-cell table:style-name="ce4">
                <text:p text:style-name="P7"><text:span text:style-name="T3">BRAVOURE</text:span></text:p>
              </table:table-cell>
            </table:table-row>
            <table:table-row table:style-name="ro3">
              <table:table-cell table:style-name="ce5"/>
              <table:table-cell table:style-name="ce6"/>
            </table:table-row>
            <table:table-row table:style-name="ro4">
              <table:table-cell table:style-name="ce7"/>
              <table:table-cell table:style-name="ce8">
                <text:p text:style-name="P7"><text:span text:style-name="T3">INFORTUNE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Stat 5" draw:style-name="gr7" draw:text-style-name="P2" draw:layer="layout" svg:width="19cm" svg:height="10cm" svg:x="1cm" svg:y="18.7cm">
          <text:p text:style-name="P1"><text:span text:style-name="T1">Objet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tat 7" draw:style-name="gr8" draw:text-style-name="P2" draw:layer="layout" svg:width="3.75cm" svg:height="2.25cm" svg:x="1cm" svg:y="15.75cm">
          <text:p text:style-name="P1"><text:span text:style-name="T1">Atout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tat 9" draw:style-name="gr8" draw:text-style-name="P2" draw:layer="layout" svg:width="3.75cm" svg:height="2.25cm" svg:x="5.25cm" svg:y="15.75cm">
          <text:p text:style-name="P1"><text:span text:style-name="T1">Défaut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tat 10" draw:style-name="gr9" draw:text-style-name="P2" draw:layer="layout" svg:width="10.25cm" svg:height="11cm" svg:x="9.75cm" svg:y="7cm">
          <text:p text:style-name="P1"><text:span text:style-name="T1">Trait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8" draw:layer="layout" svg:x1="10.5cm" svg:y1="9.5cm" svg:x2="19.25cm" svg:y2="9.5cm">
          <text:p/>
        </draw:line>
        <draw:line draw:style-name="gr10" draw:text-style-name="P8" draw:layer="layout" svg:x1="10.5cm" svg:y1="10.75cm" svg:x2="19.25cm" svg:y2="10.75cm">
          <text:p/>
        </draw:line>
        <draw:line draw:style-name="gr10" draw:text-style-name="P8" draw:layer="layout" svg:x1="10.5cm" svg:y1="12cm" svg:x2="19.25cm" svg:y2="12cm">
          <text:p/>
        </draw:line>
        <draw:line draw:style-name="gr10" draw:text-style-name="P8" draw:layer="layout" svg:x1="10.5cm" svg:y1="13.25cm" svg:x2="19.25cm" svg:y2="13.25cm">
          <text:p/>
        </draw:line>
        <draw:line draw:style-name="gr10" draw:text-style-name="P8" draw:layer="layout" svg:x1="10.5cm" svg:y1="14.5cm" svg:x2="19.25cm" svg:y2="14.5cm">
          <text:p/>
        </draw:line>
        <draw:line draw:style-name="gr10" draw:text-style-name="P8" draw:layer="layout" svg:x1="10.5cm" svg:y1="15.75cm" svg:x2="19.25cm" svg:y2="15.75cm">
          <text:p/>
        </draw:line>
        <draw:line draw:style-name="gr10" draw:text-style-name="P8" draw:layer="layout" svg:x1="10.5cm" svg:y1="17cm" svg:x2="19.25cm" svg:y2="17cm">
          <text:p/>
        </draw:line>
        <draw:line draw:style-name="gr10" draw:text-style-name="P8" draw:layer="layout" svg:x1="2cm" svg:y1="20.75cm" svg:x2="19cm" svg:y2="20.75cm">
          <text:p/>
        </draw:line>
        <draw:line draw:style-name="gr10" draw:text-style-name="P8" draw:layer="layout" svg:x1="2cm" svg:y1="22cm" svg:x2="19cm" svg:y2="22cm">
          <text:p/>
        </draw:line>
        <draw:line draw:style-name="gr10" draw:text-style-name="P8" draw:layer="layout" svg:x1="2cm" svg:y1="23.25cm" svg:x2="19cm" svg:y2="23.25cm">
          <text:p/>
        </draw:line>
        <draw:line draw:style-name="gr10" draw:text-style-name="P8" draw:layer="layout" svg:x1="2cm" svg:y1="24.5cm" svg:x2="19cm" svg:y2="24.5cm">
          <text:p/>
        </draw:line>
        <draw:line draw:style-name="gr10" draw:text-style-name="P8" draw:layer="layout" svg:x1="2cm" svg:y1="25.75cm" svg:x2="19cm" svg:y2="25.75cm">
          <text:p/>
        </draw:line>
        <draw:line draw:style-name="gr10" draw:text-style-name="P8" draw:layer="layout" svg:x1="2cm" svg:y1="27cm" svg:x2="19cm" svg:y2="27cm">
          <text:p/>
        </draw:line>
        <draw:line draw:style-name="gr10" draw:text-style-name="P8" draw:layer="layout" svg:x1="2cm" svg:y1="28.25cm" svg:x2="19cm" svg:y2="28.25cm">
          <text:p/>
        </draw:line>
        <draw:line draw:style-name="gr10" draw:text-style-name="P8" draw:layer="layout" svg:x1="12.5cm" svg:y1="2.25cm" svg:x2="18.25cm" svg:y2="2.25cm">
          <text:p/>
        </draw:line>
        <draw:line draw:style-name="gr11" draw:text-style-name="P8" draw:layer="layout" svg:x1="20cm" svg:y1="2cm" svg:x2="20cm" svg:y2="9.25cm">
          <text:p/>
        </draw:line>
        <draw:custom-shape draw:style-name="gr12" draw:text-style-name="P4" draw:layer="layout" svg:width="2.75cm" svg:height="1cm" svg:x="12.25cm" svg:y="18.75cm">
          <text:p text:style-name="P9"><text:span text:style-name="T1">PO 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2.75cm" svg:height="1cm" svg:x="15cm" svg:y="18.75cm">
          <text:p text:style-name="P9"><text:span text:style-name="T1">PA :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Standard">
        <draw:custom-shape draw:name="Stat 11" draw:style-name="gr13" draw:text-style-name="P2" draw:layer="layout" svg:width="6.25cm" svg:height="7.472cm" svg:x="13.75cm" svg:y="1.028cm">
          <text:p text:style-name="P1"><text:span text:style-name="T1">Portrait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9.204cm" svg:height="1.859cm" svg:x="1.994cm" svg:y="1.78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5" table:default-cell-style-name="ce2">
              <table:table-cell table:style-name="ce1">
                <text:p text:style-name="P3"><text:span text:style-name="T2">Âge</text:span></text:p>
              </table:table-cell>
              <table:table-cell>
                <text:p text:style-name="P6"><text:span text:style-name="T2">Taille</text:span></text:p>
              </table:table-cell>
              <table:table-cell>
                <text:p text:style-name="P3"><text:span text:style-name="T2">Poids</text:span></text:p>
              </table:table-cell>
            </table:table-row>
            <table:table-row table:style-name="ro6" table:default-cell-style-name="ce3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name="Stat 12" draw:style-name="gr14" draw:text-style-name="P2" draw:layer="layout" svg:width="11.25cm" svg:height="4.25cm" svg:x="1cm" svg:y="4.25cm">
          <text:p text:style-name="P1"><text:span text:style-name="T1">Description Physiqu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tat 13" draw:style-name="gr15" draw:text-style-name="P2" draw:layer="layout" svg:width="19cm" svg:height="18.95cm" svg:x="1cm" svg:y="9.75cm">
          <text:p text:style-name="P1"><text:span text:style-name="T1">Background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8" draw:layer="layout" svg:x1="2cm" svg:y1="20.929cm" svg:x2="19cm" svg:y2="20.929cm">
          <text:p/>
        </draw:line>
        <draw:line draw:style-name="gr10" draw:text-style-name="P8" draw:layer="layout" svg:x1="2cm" svg:y1="21.982cm" svg:x2="19cm" svg:y2="21.982cm">
          <text:p/>
        </draw:line>
        <draw:line draw:style-name="gr10" draw:text-style-name="P8" draw:layer="layout" svg:x1="2cm" svg:y1="23.036cm" svg:x2="19cm" svg:y2="23.036cm">
          <text:p/>
        </draw:line>
        <draw:line draw:style-name="gr10" draw:text-style-name="P8" draw:layer="layout" svg:x1="2cm" svg:y1="24.089cm" svg:x2="19cm" svg:y2="24.089cm">
          <text:p/>
        </draw:line>
        <draw:line draw:style-name="gr10" draw:text-style-name="P8" draw:layer="layout" svg:x1="2cm" svg:y1="25.143cm" svg:x2="19cm" svg:y2="25.143cm">
          <text:p/>
        </draw:line>
        <draw:line draw:style-name="gr10" draw:text-style-name="P8" draw:layer="layout" svg:x1="2cm" svg:y1="26.196cm" svg:x2="19cm" svg:y2="26.196cm">
          <text:p/>
        </draw:line>
        <draw:line draw:style-name="gr10" draw:text-style-name="P8" draw:layer="layout" svg:x1="2cm" svg:y1="27.25cm" svg:x2="19cm" svg:y2="27.25cm">
          <text:p/>
        </draw:line>
        <draw:line draw:style-name="gr10" draw:text-style-name="P8" draw:layer="layout" svg:x1="2cm" svg:y1="14.607cm" svg:x2="19cm" svg:y2="14.607cm">
          <text:p/>
        </draw:line>
        <draw:line draw:style-name="gr10" draw:text-style-name="P8" draw:layer="layout" svg:x1="2cm" svg:y1="15.661cm" svg:x2="19cm" svg:y2="15.661cm">
          <text:p/>
        </draw:line>
        <draw:line draw:style-name="gr10" draw:text-style-name="P8" draw:layer="layout" svg:x1="2cm" svg:y1="16.714cm" svg:x2="19cm" svg:y2="16.714cm">
          <text:p/>
        </draw:line>
        <draw:line draw:style-name="gr10" draw:text-style-name="P8" draw:layer="layout" svg:x1="2cm" svg:y1="17.768cm" svg:x2="19cm" svg:y2="17.768cm">
          <text:p/>
        </draw:line>
        <draw:line draw:style-name="gr10" draw:text-style-name="P8" draw:layer="layout" svg:x1="2cm" svg:y1="18.821cm" svg:x2="19cm" svg:y2="18.821cm">
          <text:p/>
        </draw:line>
        <draw:line draw:style-name="gr10" draw:text-style-name="P8" draw:layer="layout" svg:x1="2cm" svg:y1="19.875cm" svg:x2="19cm" svg:y2="19.875cm">
          <text:p/>
        </draw:line>
        <draw:line draw:style-name="gr10" draw:text-style-name="P8" draw:layer="layout" svg:x1="1.75cm" svg:y1="6cm" svg:x2="11.25cm" svg:y2="6cm">
          <text:p/>
        </draw:line>
        <draw:line draw:style-name="gr10" draw:text-style-name="P8" draw:layer="layout" svg:x1="1.75cm" svg:y1="6.667cm" svg:x2="11.25cm" svg:y2="6.667cm">
          <text:p/>
        </draw:line>
        <draw:line draw:style-name="gr10" draw:text-style-name="P8" draw:layer="layout" svg:x1="1.75cm" svg:y1="7.333cm" svg:x2="11.25cm" svg:y2="7.333cm">
          <text:p/>
        </draw:line>
        <draw:line draw:style-name="gr10" draw:text-style-name="P8" draw:layer="layout" svg:x1="1.75cm" svg:y1="8cm" svg:x2="11.25cm" svg:y2="8cm">
          <text:p/>
        </draw:line>
        <draw:line draw:style-name="gr10" draw:text-style-name="P8" draw:layer="layout" svg:x1="2cm" svg:y1="12.5cm" svg:x2="19cm" svg:y2="12.5cm">
          <text:p/>
        </draw:line>
        <draw:line draw:style-name="gr10" draw:text-style-name="P8" draw:layer="layout" svg:x1="2cm" svg:y1="13.554cm" svg:x2="19cm" svg:y2="13.554cm">
          <text:p/>
        </draw:line>
        <draw:frame draw:style-name="gr16" draw:text-style-name="P11" draw:layer="layout" svg:width="6.5cm" svg:height="1.03cm" svg:x="1.75cm" svg:y="11.75cm">
          <draw:text-box>
            <text:p text:style-name="P10"><text:span text:style-name="T1">Quel</text:span><text:span text:style-name="T1">les </text:span><text:span text:style-name="T1">son</text:span><text:span text:style-name="T1">t </text:span><text:span text:style-name="T1">mes </text:span><text:span text:style-name="T1">origi</text:span><text:span text:style-name="T1">nes </text:span><text:span text:style-name="T1">? .</text:span></text:p>
          </draw:text-box>
        </draw:frame>
        <draw:frame draw:style-name="gr17" draw:text-style-name="P11" draw:layer="layout" svg:width="6.5cm" svg:height="0.78cm" svg:x="1.75cm" svg:y="13.97cm">
          <draw:text-box>
            <text:p text:style-name="P10"><text:span text:style-name="T1">Où en </text:span><text:span text:style-name="T1">suis-</text:span><text:span text:style-name="T1">je </text:span><text:span text:style-name="T1">aujou</text:span><text:span text:style-name="T1">rd'hui </text:span><text:span text:style-name="T1">? ·</text:span></text:p>
          </draw:text-box>
        </draw:frame>
        <draw:frame draw:style-name="gr17" draw:text-style-name="P11" draw:layer="layout" svg:width="6.5cm" svg:height="0.78cm" svg:x="1.75cm" svg:y="15.97cm">
          <draw:text-box>
            <text:p text:style-name="P10"><text:span text:style-name="T1">Quel </text:span><text:span text:style-name="T1">est </text:span><text:span text:style-name="T1">mon </text:span><text:span text:style-name="T1">but ? </text:span><text:span text:style-name="T1">·</text:span></text:p>
          </draw:text-box>
        </draw:frame>
        <draw:frame draw:style-name="gr17" draw:text-style-name="P11" draw:layer="layout" svg:width="6.5cm" svg:height="0.78cm" svg:x="1.75cm" svg:y="18cm">
          <draw:text-box>
            <text:p text:style-name="P10"><text:span text:style-name="T1">Récit </text:span><text:span text:style-name="T1">perso</text:span><text:span text:style-name="T1">nnel ·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etaluma Script" svg:font-family="'Petaluma Script'" style:font-pitch="variable"/>
    <style:font-face style:name="Petaluma Script1" svg:font-family="'Petaluma Script'" style:font-adornments="Normal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ash" svg:stroke-width="0cm" draw:marker-start-width="0.2cm" draw:marker-end-width="0.2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4T00:03:32.258571507</meta:creation-date>
    <dc:date>2023-03-04T09:45:40.170912142</dc:date>
    <meta:editing-duration>PT1H38M1S</meta:editing-duration>
    <meta:editing-cycles>4</meta:editing-cycles>
    <meta:generator>LibreOffice/7.5.1.2$Linux_X86_64 LibreOffice_project/fcbaee479e84c6cd81291587d2ee68cba099e129</meta:generator>
    <meta:document-statistic meta:object-count="64"/>
  </office:meta>
</office:document-meta>
</file>